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style:font-weight-asian="normal" style:font-weight-complex="normal"/>
    </style:style>
    <style:style style:name="P8" style:family="paragraph" style:parent-style-name="Standard">
      <style:paragraph-properties fo:text-align="justify" style:justify-single-word="false"/>
      <style:text-properties style:font-name="Courier 10 Pitch" style:text-underline-style="none" fo:font-weight="normal" style:font-weight-asian="normal" style:font-weight-complex="normal"/>
    </style:style>
    <style:style style:name="P9" style:family="paragraph" style:parent-style-name="Standard">
      <style:paragraph-properties fo:text-align="justify" style:justify-single-word="false"/>
      <style:text-properties style:font-name="Times New Roman"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style:font-name="Courier 10 Pitc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RAMMAZIONE DEI FILE MD*.CONF</text:p>
      <text:p text:style-name="Standard"/>
      <text:p text:style-name="P2">Introduzione</text:p>
      <text:p text:style-name="Standard"/>
      <text:p text:style-name="P1"><text:tab/>L'inizializzazione del sistema è affidata al modulo di programma MDLoader che riceve in input alcuni file di testo dove risiede la configurazione del sistema.</text:p>
      <text:p text:style-name="P1"><text:tab/>Per comodità dell'utente e comunque per dare l'opportunità di renderne sicuro l'uso (protezione diversa a seconda del file), la configurazione è stata suddivisa in tre file: MDDevices.conf, MDControls.conf, MDPrograms.conf rispettivamente contenenti gli elementi del sistema, gli impianti, i programmi. </text:p>
      <text:p text:style-name="P1"><text:tab/>MyDom processa un elemento solo se questo viene composto all'interno di una riga. Non è possibile parzializzare un elemento in due o più righe. Per fine di una riga si intende il punto in cui compare il carattere di “ritorno a capo”.</text:p>
      <text:p text:style-name="P1"><text:tab/>Le uniche righe che non vengono elaborate sono quelle che iniziano con il carattere ?. In presenza di questa riga, il sistema passa a quella successiva.</text:p>
      <text:p text:style-name="P1"><text:tab/>I parametri degli elementi devono essere separati dal carattere “:” e la riga deve sempre terminare con “:”. </text:p>
      <text:p text:style-name="P1"><text:tab/><text:span text:style-name="T1">Tutti i parametri sono obbligatori. Dove è possibile non introdurre un elemento, viene spiegato il valore introducibile.</text:span></text:p>
      <text:p text:style-name="P1"/>
      <text:p text:style-name="P3">Programmazione file degli elementi: MDDevices.conf</text:p>
      <text:p text:style-name="P3"/>
      <text:p text:style-name="P5"><text:tab/>Nel file dei dispositivi vanno inseriti tutti gli elementi di programmazione e monitoraggio del nostro sistema: arduini, sonde, motori, valvole, …</text:p>
      <text:p text:style-name="P5"><text:tab/>Per inserire un elemento dobbiamo essere sicuri di rispettare la seguente regola di precedenza: <text:span text:style-name="T1">prima di introdurre una sonda o motore dobbiamo avere introdotto l'arduino che lo gestirà</text:span> altrimenti il sistema semplicemente scarterà l'elemento.</text:p>
      <text:p text:style-name="P5"><text:tab/>Mantenendo questa ratio, potremmo prima inserire gli arduini del nostro sistema, per poi passare agli elementi passivi.</text:p>
      <text:p text:style-name="P5"><text:tab/>Per tutti gli elementi configurabili in questo file, possiamo elencare i parametri generali: tipo, id, nome e posizione.</text:p>
      <text:p text:style-name="P5"><text:tab/></text:p>
      <text:p text:style-name="P1">TIPO: 2 per arduino, 3 per apparecchiatura passiva.</text:p>
      <text:p text:style-name="P1">ID: Codice numerico maggiore di zero univoco all'interno della stessa classe di elementi. Arduino, <text:s/>sonde e valvole/motori appartengono a classi diverse.</text:p>
      <text:p text:style-name="P1">NOME: stringa di almeno 3 caratteri che identifica mnemonicamente l'elemento.</text:p>
      <text:p text:style-name="P5">POSIZIONE: stringa di almeno 7 caratteri che identifica la posizione all'interno dell'impianto dell'elemento.</text:p>
      <text:p text:style-name="P5"/>
      <text:p text:style-name="P5"><text:tab/>I prossimo 2 parametri si applicano solo ad arduino: file e verbose.</text:p>
      <text:p text:style-name="P5"/>
      <text:p text:style-name="P5">FILE: stringa di caratteri contenenti il path per raggiungere l'arduino (ad es. /dev/ttyACM0).</text:p>
      <text:p text:style-name="P5">VERBOSE: 0 no, 1 sì. Se è impostato su sì appariranno sulla console le risposte di arduino alle richieste (usate per il debug).</text:p>
      <text:p text:style-name="P5"/>
      <text:p text:style-name="P5"><text:tab/>I prossimi 5 parametri si applicano a tutte le apparecchiature passive attaccate ad arduino: id arduino, tipo modulo, canale, verbose, risposta lunga.</text:p>
      <text:p text:style-name="P5"/>
      <text:p text:style-name="P5">ID ARDUINO: id del dispositivo arduino dove è attaccata la sonda (precedentemente configurato).</text:p>
      <text:p text:style-name="P5">TIPO MODULO: 2 per sonde di temperatura one wire (DS18B20), 3 per attuatori digitali (no pwm).</text:p>
      <text:p text:style-name="P5">CANALE: canale arduino utilizzato.</text:p>
      <text:p text:style-name="P5"><text:soft-page-break/>VERBOSE: 0 non attivo, 1 attivo. Se attivo visualizza all'interno della console informazioni riguarda i comandi inviati ad arduino.</text:p>
      <text:p text:style-name="P5">RISPOSTA LUNGA: (da utilizzare solo con VERBOSE=1 di arduino) visualizza la risposta lunga di ArdShell. Utilizzato per il debug accurato del sistema.</text:p>
      <text:p text:style-name="P3"><text:tab/></text:p>
      <text:p text:style-name="P3"><text:tab/><text:span text:style-name="T2">I prossimi 2 parametri si applicano solo alle sonde onewire: celsius, indirizzo.</text:span></text:p>
      <text:p text:style-name="P5"/>
      <text:p text:style-name="P5">CESIUS: 0 farenheight, 1 celsius. Formato di risposta per la temperatura.</text:p>
      <text:p text:style-name="P5">INDIRIZZO: indirizzo 16 bit in formato esadecimale (2 caratteri più spazio). </text:p>
      <text:p text:style-name="P3"><text:tab/></text:p>
      <text:p text:style-name="P6">N.B.: La sonda con id uguale a zero è quella dell'impianto. La sonda con id uguale a 100, rappresenta la temperatura esterna.</text:p>
      <text:p text:style-name="P6"/>
      <text:p text:style-name="P7">ESEMPI:</text:p>
      <text:p text:style-name="P7">Nell'esempio seguente configuriamo un arduino che si trova nel nostro armadio tecnico con id=1 e file abbinato di default.</text:p>
      <text:p text:style-name="P7"><text:s/></text:p>
      <text:p text:style-name="P8">2:1:ARD1:Armadio tecnico:/dev/ttyACM0:0:</text:p>
      <text:p text:style-name="P7"/>
      <text:p text:style-name="P7">Nell'esempio seguente configuriamo 3 sonde di temperatura one wire: la sonda dell'impianto, il termometro della camera da letto, il termometro del termocaESEMPI:</text:p>
      <text:p text:style-name="P7">Nell'esempio seguente configuriamo un arduino che si trova nel nostro armadio tecnico con id=1 e file abbinato di default.</text:p>
      <text:p text:style-name="P7"><text:s/></text:p>
      <text:p text:style-name="P8">2:1:ARD1:Armadio tecnico:/dev/ttyACM0:0:</text:p>
      <text:p text:style-name="P7">mino. A nessuno vengono impostate operazioni di debug, e tutte utilizzano il canale 8 dello stesso arduino (id=1).</text:p>
      <text:p text:style-name="P7"/>
      <text:p text:style-name="P8">3:1:IMPIANTO:Unità tampone:1:2:8:0:0:1:28 B9 BC 84 5 0 0 3:</text:p>
      <text:p text:style-name="P8">3:2:CAMLET:Camera da letto:1:2:8:0:0:1:28 15 68 CE 4 0 0 33:</text:p>
      <text:p text:style-name="P8">3:3:TCAMI:Sonda del camino:1:2:8:0:0:1:28 92 1 CE 4 0 0 BE:</text:p>
      <text:p text:style-name="P8"/>
      <text:p text:style-name="P7">Nell'esempio seguente configuriamo 3 attuatori digitali: uno che attiva la valvola di zona del primo piano, uno che attiva la pompa del ricircolo dell'acqua del termocamino, uno attiva la pompa del ricircolo dell'acqua del boiler di accumulo dell'ACS. A nessuno vengono impostate operazioni di debug; utilizzano i canali 10, 11, 12 dello stesso arduino (id=1).</text:p>
      <text:p text:style-name="P8"/>
      <text:p text:style-name="P8">3:1:RPiano1:Primo piano:1:3:10:0:0:</text:p>
      <text:p text:style-name="P8">3:2:PCam:Pompa del camino:1:3:11:0:0:</text:p>
      <text:p text:style-name="P8">3:3:ACS:Boiler acqua calda:1:3:12:0:0:</text:p>
      <text:p text:style-name="P8"/>
      <text:p text:style-name="P6"/>
      <text:p text:style-name="P3"/>
      <text:p text:style-name="P3">Programmazione file dei programmi: MDPrograms.conf</text:p>
      <text:p text:style-name="P1"/>
      <text:p text:style-name="P1"><text:tab/>Nel file dei programmi si possono inserire i programmi e le fasce orarie per la gestione delle temperature di una termozona.</text:p>
      <text:p text:style-name="P1"><text:tab/>Prima di creare fasce orarie, bisogna configurare il programma abbinato. <text:tab/>I programmi sono solo dei contenitori per le fasce orarie. Essi sono composti da un id ed un nome per identificarli rapidamente e durante l'esecuzione del servizio.</text:p>
      <text:p text:style-name="P1"><text:tab/>Per configurare un programma inseriamo: il tipo, l'id, il nome.</text:p>
      <text:p text:style-name="P1"/>
      <text:p text:style-name="P1"><text:soft-page-break/>TIPO: 5 per il programma.</text:p>
      <text:p text:style-name="P1">ID: Codice univoco maggiore di zero. I programmi e le fasce appartengono a classi di elementi diverse.</text:p>
      <text:p text:style-name="P1">NOME: stringa di almeno 3 caratteri che identifica il ruolo del programma.</text:p>
      <text:p text:style-name="P1"/>
      <text:p text:style-name="P1"><text:tab/>Dopo aver configurato un programma possiamo abbinargli le fasce orarie. La programmazione è settimanale. I giorni della settimana sono rappresentati da 1 a 7 da lunedì a domenica. Ad ogni giorno della settimana possiamo abbinare fino a 8 fasce orarie.</text:p>
      <text:p text:style-name="P1"><text:tab/>La fascia oraria è una riga di configurazione nella quale viene specificato il giorno di attività, l'ora di termine e le temperature d'esercizio. Se programmiamo più di 8 fasce in un giorno, le ultime vengono escluse in automatico. Se le fasce di un giorno non coprono l'intera giornata, l'ultima si estenderà fino alle 23:59. Non è possibile “coprire” una fascia esistente. Nel caso in cui la fascia rimane vuota il sistema non attiverà alcuna richiesta. Quindi in giorni in cui non esistono fasce, non verrà mai attivato l'impianto.</text:p>
      <text:p text:style-name="P1"><text:tab/>I parametri per inserire una fascia sono: tipo, id programma, giorno, ora fine, minuti fine, temperatura minima, temperatura massima, temperatura da raggiungere (TR).</text:p>
      <text:p text:style-name="P1"/>
      <text:p text:style-name="P1">TIPO: 6 per una fascia.</text:p>
      <text:p text:style-name="P1">ID PROGRAMMA: Codice del programma abbinato.</text:p>
      <text:p text:style-name="P1">GIORNO: da 1 a 7 (lun..dom). Giorno della settimana in cui verrà applicata la fascia.</text:p>
      <text:p text:style-name="P1">ORA FINE: numero da 0 a 23 che rappresenta l'ora in cui termina la fascia.</text:p>
      <text:p text:style-name="P1">MINUTI FINE: numero da 0 a 59 che rappresenta i minuti in cui termina la fascia.</text:p>
      <text:p text:style-name="P1">TEMPERATURA MINIMA: numero con virgola della temperatura minima richiesta.</text:p>
      <text:p text:style-name="P1">TEMPERATURA MASSIMA: numero con virgola della temperatura massima richiesta.</text:p>
      <text:p text:style-name="P1">TR: 0 minima, 1 media, 2 massima. Nella posizione 0 la richiesta di calore per la zona terminerà non appena una delle sonde raggiungerà la temperatura minima. Nella posizione 1 la richiesta di calore per la zona terminerà non appena tutte le sonde raggiungeranno la temperatura minima. Nella posizione 2 la richiesta di calore per la zona terminerà non appena una delle sonde raggiungerà la temperatura massima.</text:p>
      <text:p text:style-name="P1"/>
      <text:p text:style-name="P7">ESEMPI:</text:p>
      <text:p text:style-name="P7">Nell'esempio seguente configuriamo un programma tipo settimanale.</text:p>
      <text:p text:style-name="P7"><text:s/></text:p>
      <text:p text:style-name="P8">5:1:Settimanale Lavorativo:</text:p>
      <text:p text:style-name="P8"/>
      <text:p text:style-name="P7">Poi ne configuriamo le fasce orarie. Prima delle 6:30 la temperatura della stanza più calda non deve scendere oltre i 16 gradi, poi fino alle 8:30 in tutte le stanze devo avere almeno 20 gradi. Fino alle 16:30 la temperatura massima è 18 gradi. Fino alle 20 tutte le stanze devono avere almeno 20 gradi. E al termine della giornata la temperatura massima deve essere di 20 gradi.</text:p>
      <text:p text:style-name="P7"/>
      <text:p text:style-name="P8">6:1:1:6:30:16:18:0:</text:p>
      <text:p text:style-name="P7"><text:span text:style-name="T3">6:1:1:8:30:20:23:1:</text:span> </text:p>
      <text:p text:style-name="P8">6:1:1:16:30:16:18:2:</text:p>
      <text:p text:style-name="P8">6:1:1:20:00:20:23:1:</text:p>
      <text:p text:style-name="P8">6:1:1:23:59:18:20:2:</text:p>
      <text:p text:style-name="P8"/>
      <text:p text:style-name="P8"/>
      <text:p text:style-name="P3">Programmazione file dei controlli: MDControls.conf</text:p>
      <text:p text:style-name="P1"/>
      <text:p text:style-name="P1"><text:tab/>Nel file dei controlli vanno inseriti tutti gli elementi complessi dell'impianto che producono calore o lo consumano facendolo circolare acqua e quindi dissipando calore.</text:p>
      <text:p text:style-name="P1"><text:tab/>Non esiste un ordine nell'elenco dei controlli; possiamo iniziare e terminare con quello che <text:soft-page-break/>preferiamo.</text:p>
      <text:p text:style-name="P1"><text:tab/>Gli elementi introducibili in questa sezione sono: le sorgenti di calore e le termozone. </text:p>
      <text:p text:style-name="P1"><text:tab/>Per sorgenti di calore intendiamo tutti quegli elementi riscaldanti collegati al sistema e non, che producono calore direttamente al sistema o indirettamente (ad es. termocamino produce calore direttamente per l'impianto, mentre una stufa no. Ma comunque essa provvederà ad innalzare la temperatura di una zona servita dall'impianto).</text:p>
      <text:p text:style-name="P1"><text:tab/>Ogni sorgente può avere una valvola/motore e/o una sonda di temperatura. Non può esistere un controllo senza nessuno degli elementi sopracitati. Una sorgente con solo una valvola/motore è ad esempio la caldaia a metano; una sorgente senza valvola/motore è una stufa a legna (solo monitoraggio e controllo manuale della temperatura).</text:p>
      <text:p text:style-name="P1"><text:tab/>Per termozona intendiamo un elemento complesso del sistema che richiede calore per l'esigenza domestica (termosifoni, impianti a pavimento, piscine riscaldate, …). <text:tab/>Ogni termozona deve avere almeno una sonda di temperatura e può avere fino a 8 sonde. </text:p>
      <text:p text:style-name="P1"><text:tab/>I primi 10 parametri da introdurre sono analoghi per tutti e due i tipi: tipo elemento, id elemento, nome elemento, posizione elemento, id valvola/motore abbinato, temperatura d'esercizio, valvola in modalità manuale o automatica, tipo controllo, inizio sonda, id sonda.</text:p>
      <text:p text:style-name="P1"><text:tab/></text:p>
      <text:p text:style-name="P1">TIPO: 4 in entranbi i casi.</text:p>
      <text:p text:style-name="P1">ID: Codice numerico maggiore di zero univoco all'interno della stessa classe di elementi. Le sorgenti di calore e le termozone appartengono alla stessa classe: quindi non possono esistere due elementi aventi lo stesso codice.</text:p>
      <text:p text:style-name="P1">NOME: stringa di almeno 3 caratteri che identifica mnemonicamente l'elemento.</text:p>
      <text:p text:style-name="P1">POSIZIONE: stringa di almeno 7 caratteri che identifica la posizione all'interno dell'impianto dell'elemento.</text:p>
      <text:p text:style-name="P1">ID MOTORE: codice della valvola/motore abbinata e comandata dall'elemento (MDDevice.conf). 0 per nessun motore abbinato.</text:p>
      <text:p text:style-name="P1">TEMPERATURA D'ESERCIZIO: Temperatura minima per far entrare in funzione la pompa per la distribuzione dell'acqua calda prodotta. La temperatura di confronto è quella dell'elemento di raccordo (sonda impianto).</text:p>
      <text:p text:style-name="P1">AUTO VALVOLA: 0 per manuale, 1 per automatica. L'automatismo di questa funzione, indica se comunque l'apertura della valvola/motore è pilotata automaticamente o è richiesto un intervento dell'utente (Es. caldaia: AUTO VALVOLA=0 la caldaia si accende solo se l'utente passa in modo automatico o ne richiede l'apertura manualmente).</text:p>
      <text:p text:style-name="P1">TIPO CONTROLLO: 1 per sorgente di calore, 2 per termozona.</text:p>
      <text:p text:style-name="P1">INIZIO SONDA: carattere “s”.</text:p>
      <text:p text:style-name="P1">ID SONDA: <text:s/>codice della sonda di temperatura abbinata all'elemento (MDDevice.conf). 0 per nessuna sonda abbinata (solo per sorgente di calore). Nel caso esclusivo delle termozone, si possono introdurre fino a 8 sonde ripetendo la prassi s:id sonda:s:idsonda.</text:p>
      <text:p text:style-name="P1"/>
      <text:p text:style-name="P1"><text:tab/>I prossimi 2 parametri si riferiscono solo alle sorgenti di calore: temperatura critica, accensione automatica.</text:p>
      <text:p text:style-name="P1"><text:tab/></text:p>
      <text:p text:style-name="P1">TEMPERATURA CRITICA: temperatura sopra la quale l'elemento può subire danni. Il sistema provvederà (se possibile) a dissipare il calore in eccesso.</text:p>
      <text:p text:style-name="P1">ACCENSIONE AUTOMATICA: 0 no, 1 sì. Se l'elemento dispone di accensione automatica (ad esempio la caldaia). Se c'è una richiesta di calore e la sorgente con accensione automatica è impostata con la AUTO VALVOLA=1, si accenderà per servire la richiesta.</text:p>
      <text:p text:style-name="P1"/>
      <text:p text:style-name="P1"><text:tab/>I prossimi 3 parametri riguardano solo le termozone: codice programma, attivazione zona, temperatura attivazione manuale.</text:p>
      <text:p text:style-name="P1"/>
      <text:p text:style-name="P1">CODICE PROGRAMMA: il codice del programma abbinato alla termozona (MDPrograms.conf). 0 <text:soft-page-break/>se non si vuole abbinare alcun programma.</text:p>
      <text:p text:style-name="P1">ATTIVAZIONE ZONA: 0 manuale, 1 programmata. Se impostata ad 1, il programma controlla la temperatura della zona, altrimenti richiederà calore ogni volta che la temperatura scenderà sotto il parametro temperatura attivazione manuale.</text:p>
      <text:p text:style-name="P1">TEMPERATURA ATTIVAZIONE MANUALE: temperatura di attivazione della zona nel caso in cui il parametro attivazione zona è impostato su 0.</text:p>
      <text:p text:style-name="P1"/>
      <text:p text:style-name="P7">ESEMPI:</text:p>
      <text:p text:style-name="P7">Nell'esempio seguente configuriamo 2 sorgenti di calore: un termocamino e una caldaia a gas. </text:p>
      <text:p text:style-name="P7">Il <text:s/>termocamino si trova nel rustico. La sua sonda ha id=3 mentre la sua pompa ha id=2. Il ricircolo dell'acqua si attiva automaticamente quando la temperatura del termocamino è maggiore o uguale a 40 gradi ed è comunque superiore a quella dell'impianto. Alla temperatura di 80 gradi si attivano le procedure di emergenza per il raffreddamento. L'accensione del termocamino non è automatica.</text:p>
      <text:p text:style-name="P7">La caldaia a gas è ubicata nel locale tecnico, non ha sonde di temperatura ma è collegata alla valvola con id=3. La sua temperatura critica è impostata a 100 mentre la temperatura d'esercizio a 0 (per conformità). Ha l'accensione automatica ma l'automatismo della valvola è spento. Ciò significa che in caso di richiesta di calore, non potrà avviarsi.</text:p>
      <text:p text:style-name="P7"><text:s/></text:p>
      <text:p text:style-name="P8">4:1:Termocamino:Rustico:2:40:1:1:s:3:80:0: </text:p>
      <text:p text:style-name="P8">4:3:Caldaia:Locale tecnico:3:0:0:1:s:0:100:1:</text:p>
      <text:p text:style-name="P8"/>
      <text:p text:style-name="P7">Di seguito l'esempio di una stufa a legna e della stessa caldaia con automatismo della valvola su on.</text:p>
      <text:p text:style-name="P7"/>
      <text:p text:style-name="P8">4:1:Stufa:Corridoio 1P:0:0:0:1:s:2:100:0: </text:p>
      <text:p text:style-name="P8">4:3:Caldaia:Locale tecnico:3:0:1:1:s:0:100:1:</text:p>
      <text:p text:style-name="P8"/>
      <text:p text:style-name="P9">Di seguito l'esempio di una termozona. Il primo piano di una villetta con due sonde di temperatura. Usa un programma con il codice 1, ha attivato il programma, usa la valvola di id uguale ad 5. Entra in funzione se la temperatura dell'impianto è uguale o maggiore a 30.</text:p>
      <text:p text:style-name="P8"/>
      <text:p text:style-name="P8">4:2:1Piano:Primo piano:5:30:1:2:s:2:s:3:1:1:22:</text:p>
      <text:p text:style-name="P7"/>
      <text:p text:style-name="P9">Di seguito la stessa termozona senza programma e con temperatura manuale impostata a 20.</text:p>
      <text:p text:style-name="P1"/>
      <text:p text:style-name="P8">4:2:1Piano:Primo piano:5:30:1:2:s:2:s:3:0:0: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cco Seccia</meta:initial-creator>
    <meta:creation-date>2014-05-04T08:59:53</meta:creation-date>
    <dc:date>2014-05-10T18:06:12</dc:date>
    <dc:creator>Rocco Seccia</dc:creator>
    <meta:editing-duration>PT1H58M17S</meta:editing-duration>
    <meta:editing-cycles>15</meta:editing-cycles>
    <meta:generator>LibreOffice/3.5$Linux_X86_64 LibreOffice_project/350m1$Build-2</meta:generator>
    <meta:document-statistic meta:table-count="0" meta:image-count="0" meta:object-count="0" meta:page-count="5" meta:paragraph-count="118" meta:word-count="1999" meta:character-count="13579" meta:non-whitespace-character-count="11638"/>
  </office:meta>
</office:document-meta>
</file>